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type="double" style:text-underline-width="auto" style:text-underline-color="font-color" fo:font-weight="bold" officeooo:rsid="0008ced9" officeooo:paragraph-rsid="0008ced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8ced9" officeooo:paragraph-rsid="0008ced9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" fo:font-size="14pt" style:text-underline-style="none" fo:font-weight="bold" officeooo:rsid="0008ced9" officeooo:paragraph-rsid="0008ced9" style:font-size-asian="12.25pt" style:font-weight-asian="bold" style:font-size-complex="14pt" style:font-weight-complex="bold"/>
    </style:style>
    <style:style style:name="T1" style:family="text">
      <style:text-properties officeooo:rsid="00092a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Carlos <text:s/>Gonçalves </text:p>
      <text:p text:style-name="P2"/>
      <text:p text:style-name="P3">UC00245 Desenvolver Algoritmos</text:p>
      <text:p text:style-name="P2"/>
      <text:p text:style-name="P2">1 – 24/07/2025 </text:p>
      <text:p text:style-name="P2">2 – 25/09/2025</text:p>
      <text:p text:style-name="P2">3 – 29/09/2025</text:p>
      <text:p text:style-name="P2">4 – 30/09/2025</text:p>
      <text:p text:style-name="P2">5 – 01/10/2025</text:p>
      <text:p text:style-name="P2">6 – 02/10/2025</text:p>
      <text:p text:style-name="P2">7 – 06/10/2025</text:p>
      <text:p text:style-name="P2">8 – 07/10/2025</text:p>
      <text:p text:style-name="P2"/>
      <text:p text:style-name="P2"/>
      <text:p text:style-name="P2"><text:span text:style-name="T1">Aula </text:span>1 – 24/09/2025</text:p>
      <text:list text:style-name="L1">
        <text:list-item>
          <text:p text:style-name="P4">ss</text:p>
        </text:list-item>
        <text:list-item>
          <text:p text:style-name="P4">ss</text:p>
        </text:list-item>
        <text:list-item>
          <text:p text:style-name="P4">ss</text:p>
        </text:list-item>
        <text:list-item>
          <text:p text:style-name="P4">ss</text:p>
        </text:list-item>
      </text:list>
      <text:p text:style-name="P2"/>
      <text:p text:style-name="P2"><text:span text:style-name="T1">Aula </text:span>2 – 25/09/2025</text:p>
      <text:list text:style-name="L2">
        <text:list-item>
          <text:p text:style-name="P5">ss</text:p>
        </text:list-item>
        <text:list-item>
          <text:p text:style-name="P5">ss</text:p>
        </text:list-item>
        <text:list-item>
          <text:p text:style-name="P5">ss</text:p>
        </text:list-item>
        <text:list-item>
          <text:p text:style-name="P5">ss</text:p>
        </text:list-item>
      </text:list>
      <text:p text:style-name="P2"><text:span text:style-name="T1">Aula </text:span>3 – 29/09/2025</text:p>
      <text:list text:style-name="L3">
        <text:list-item>
          <text:p text:style-name="P6">ss</text:p>
        </text:list-item>
        <text:list-item>
          <text:p text:style-name="P6">ss</text:p>
        </text:list-item>
        <text:list-item>
          <text:p text:style-name="P6">ss</text:p>
        </text:list-item>
        <text:list-item>
          <text:p text:style-name="P6">ss</text:p>
        </text:list-item>
      </text:list>
      <text:p text:style-name="P2"><text:span text:style-name="T1">Aula 4</text:span> – 30/09/2025</text:p>
      <text:list text:style-name="L4">
        <text:list-item>
          <text:p text:style-name="P7">ss</text:p>
        </text:list-item>
        <text:list-item>
          <text:p text:style-name="P7">ss</text:p>
        </text:list-item>
        <text:list-item>
          <text:p text:style-name="P7">ss</text:p>
        </text:list-item>
      </text:list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58:35.581622100</meta:creation-date>
    <dc:date>2025-09-22T12:10:55.545682700</dc:date>
    <meta:editing-duration>PT12M2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9" meta:word-count="64" meta:character-count="287" meta:non-whitespace-character-count="252"/>
  </office:meta>
</office:document-meta>
</file>